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lr-tb"/>
    </style:style>
    <style:style style:name="Таблица1.A" style:family="table-column">
      <style:table-column-properties style:column-width="9.077cm"/>
    </style:style>
    <style:style style:name="Таблица1.B" style:family="table-column">
      <style:table-column-properties style:column-width="2.224cm"/>
    </style:style>
    <style:style style:name="Таблица1.C" style:family="table-column">
      <style:table-column-properties style:column-width="5.39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padding-left="0.189cm" fo:padding-right="0.189cm" fo:padding-top="0cm" fo:padding-bottom="0cm" fo:border="0.75pt solid #00000a"/>
    </style:style>
    <style:style style:name="Таблица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A2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3" style:family="table-row">
      <style:table-row-properties fo:keep-together="always"/>
    </style:style>
    <style:style style:name="Таблица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4" style:family="table-row">
      <style:table-row-properties fo:keep-together="auto"/>
    </style:style>
    <style:style style:name="Таблица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5" style:family="table-row">
      <style:table-row-properties fo:keep-together="auto"/>
    </style:style>
    <style:style style:name="Таблица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6" style:family="table-row">
      <style:table-row-properties fo:keep-together="auto"/>
    </style:style>
    <style:style style:name="Таблица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7" style:family="table-row">
      <style:table-row-properties fo:keep-together="auto"/>
    </style:style>
    <style:style style:name="Таблица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8" style:family="table-row">
      <style:table-row-properties fo:keep-together="auto"/>
    </style:style>
    <style:style style:name="Таблица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9" style:family="table-row">
      <style:table-row-properties fo:keep-together="auto"/>
    </style:style>
    <style:style style:name="Таблица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10" style:family="table-row">
      <style:table-row-properties style:min-row-height="0.944cm" fo:keep-together="auto"/>
    </style:style>
    <style:style style:name="Таблица2" style:family="table">
      <style:table-properties style:width="15.63cm" fo:margin-left="-0.386cm" fo:margin-top="0cm" fo:margin-bottom="0cm" table:align="left" style:writing-mode="lr-tb"/>
    </style:style>
    <style:style style:name="Таблица2.A" style:family="table-column">
      <style:table-column-properties style:column-width="7.19cm"/>
    </style:style>
    <style:style style:name="Таблица2.B" style:family="table-column">
      <style:table-column-properties style:column-width="2.939cm"/>
    </style:style>
    <style:style style:name="Таблица2.C" style:family="table-column">
      <style:table-column-properties style:column-width="2.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Balloon_20_Text" style:list-style-name="WWNum4"/>
    <style:style style:name="P2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list-style-name="WWNum4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 style:list-style-name="WWNum5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 style:list-style-name="WWNum4">
      <style:paragraph-properties fo:text-align="justify" style:justify-single-word="false" fo:orphans="2" fo:widows="2"/>
    </style:style>
    <style:style style:name="P9" style:family="paragraph" style:parent-style-name="Standard" style:list-style-name="WWNum6">
      <style:paragraph-properties fo:text-align="justify" style:justify-single-word="false" fo:orphans="2" fo:widows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 style:list-style-name="WWNum8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0" style:family="paragraph" style:parent-style-name="Standard">
      <loext:graphic-properties draw:fill="solid" draw:fill-color="#ffffff"/>
      <style:paragraph-properties fo:background-color="#ffffff">
        <style:tab-stops>
          <style:tab-stop style:position="12.407cm" style:leader-style="dotted" style:leader-text=".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  <style:text-properties fo:color="#c00000"/>
    </style:style>
    <style:style style:name="P23" style:family="paragraph" style:parent-style-name="Standard">
      <style:paragraph-properties fo:text-align="center" style:justify-single-word="false" fo:keep-together="always" fo:keep-with-next="always"/>
    </style:style>
    <style:style style:name="P24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9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32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751cm" fo:margin-right="0cm" fo:text-align="justify" style:justify-single-word="false" fo:orphans="2" fo:widows="2" fo:text-indent="0cm" style:auto-text-indent="false"/>
    </style:style>
    <style:style style:name="P34" style:family="paragraph" style:parent-style-name="Standard" style:list-style-name="WWNum6">
      <style:paragraph-properties fo:margin-left="0.635cm" fo:margin-right="0cm" fo:text-align="justify" style:justify-single-word="false" fo:orphans="2" fo:widows="2" fo:text-indent="0.116cm" style:auto-text-indent="false">
        <style:tab-stops>
          <style:tab-stop style:position="0.501cm"/>
        </style:tab-stops>
      </style:paragraph-properties>
    </style:style>
    <style:style style:name="P35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loext:graphic-properties draw:fill="solid" draw:fill-color="#ffffff"/>
      <style:paragraph-properties fo:margin-top="0.469cm" fo:margin-bottom="0.176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8" style:family="paragraph" style:parent-style-name="Standard">
      <loext:graphic-properties draw:fill="solid" draw:fill-color="#ffffff"/>
      <style:paragraph-properties fo:margin-top="0.469cm" fo:margin-bottom="0.176cm" loext:contextual-spacing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9" style:family="paragraph" style:parent-style-name="Standard">
      <loext:graphic-properties draw:fill="solid" draw:fill-color="#ffffff"/>
      <style:paragraph-properties fo:margin-left="0.012cm" fo:margin-right="0cm" fo:text-indent="0cm" style:auto-text-indent="false" fo:background-color="#ffffff">
        <style:tab-stops>
          <style:tab-stop style:position="12.37cm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1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6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7" style:family="paragraph" style:parent-style-name="Standard" style:list-style-name="WWNum10">
      <style:paragraph-properties fo:margin-left="0cm" fo:margin-right="0cm" fo:text-indent="1.251cm" style:auto-text-indent="false"/>
    </style:style>
    <style:style style:name="P48" style:family="paragraph" style:parent-style-name="Standard" style:list-style-name="WWNum10">
      <style:paragraph-properties fo:margin-left="0cm" fo:margin-right="0cm" fo:text-align="justify" style:justify-single-word="false" fo:orphans="2" fo:widows="2" fo:text-indent="1.251cm" style:auto-text-indent="false"/>
    </style:style>
    <style:style style:name="P49" style:family="paragraph" style:parent-style-name="Standard" style:list-style-name="WWNum10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50" style:family="paragraph" style:parent-style-name="Standard" style:list-style-name="WWNum10">
      <style:paragraph-properties fo:margin-left="0cm" fo:margin-right="0cm" fo:text-align="justify" style:justify-single-word="false" fo:hyphenation-ladder-count="no-limit" fo:text-indent="1.251cm" style:auto-text-indent="false"/>
      <style:text-properties fo:font-style="italic" style:font-style-asian="italic" fo:hyphenate="false" fo:hyphenation-remain-char-count="2" fo:hyphenation-push-char-count="2"/>
    </style:style>
    <style:style style:name="P51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2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3" style:family="paragraph" style:parent-style-name="List_20_Paragraph" style:list-style-name="WWNum6">
      <style:paragraph-properties fo:margin-left="0.751cm" fo:margin-right="0cm" fo:margin-top="0.176cm" fo:margin-bottom="0cm" loext:contextual-spacing="false" fo:line-height="100%" fo:text-align="justify" style:justify-single-word="false" fo:orphans="0" fo:widows="0" fo:text-indent="0cm" style:auto-text-indent="false">
        <style:tab-stops>
          <style:tab-stop style:position="1.752cm"/>
        </style:tab-stops>
      </style:paragraph-properties>
    </style:style>
    <style:style style:name="P54" style:family="paragraph" style:parent-style-name="kr_5f_обычный">
      <style:paragraph-properties fo:margin-left="0cm" fo:margin-right="0cm" fo:text-indent="0cm" style:auto-text-indent="false"/>
    </style:style>
    <style:style style:name="P55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P56" style:family="paragraph" style:parent-style-name="Text_20_body">
      <style:paragraph-properties fo:margin-left="0.635cm" fo:margin-right="0cm" fo:margin-top="0.176cm" fo:margin-bottom="0cm" loext:contextual-spacing="false" fo:text-align="justify" style:justify-single-word="false" fo:orphans="2" fo:widows="2" fo:text-indent="0cm" style:auto-text-indent="false"/>
    </style:style>
    <style:style style:name="P57" style:family="paragraph" style:parent-style-name="Text_20_body" style:list-style-name="WWNum3">
      <style:paragraph-properties fo:margin-top="0.176cm" fo:margin-bottom="0cm" loext:contextual-spacing="false" fo:text-align="justify" style:justify-single-word="false" fo:orphans="2" fo:widows="2"/>
    </style:style>
    <style:style style:name="P58" style:family="paragraph" style:parent-style-name="Text_20_body" style:list-style-name="WWNum5">
      <style:paragraph-properties fo:margin-top="0.176cm" fo:margin-bottom="0cm" loext:contextual-spacing="false" fo:text-align="justify" style:justify-single-word="false" fo:orphans="2" fo:widows="2"/>
    </style:style>
    <style:style style:name="P59" style:family="paragraph" style:parent-style-name="Обычный1" style:list-style-name="WWNum10">
      <style:paragraph-properties fo:margin-left="0cm" fo:margin-right="0cm" fo:text-align="justify" style:justify-single-word="false" fo:text-indent="1.251cm" style:auto-text-indent="false"/>
    </style:style>
    <style:style style:name="P60" style:family="paragraph" style:parent-style-name="Маркированный_20_список1" style:list-style-name="WWNum3">
      <style:paragraph-properties>
        <style:tab-stops>
          <style:tab-stop style:position="2.521cm"/>
        </style:tab-stops>
      </style:paragraph-properties>
    </style:style>
    <style:style style:name="P61" style:family="paragraph" style:parent-style-name="Основной_20_текст_20_с_20_отступом_20_21" style:list-style-name="WWNum6">
      <style:paragraph-properties fo:margin-left="1.386cm" fo:margin-right="0cm" fo:text-indent="-0.635cm" style:auto-text-indent="false"/>
    </style:style>
    <style:style style:name="P62" style:family="paragraph" style:parent-style-name="IEB_20_Objective_20_Bullet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63" style:family="paragraph" style:parent-style-name="IEB_20_Objective_20_Bullet">
      <style:paragraph-properties fo:margin-left="0.635cm" fo:margin-right="0cm" fo:text-indent="0cm" style:auto-text-indent="false">
        <style:tab-stops/>
      </style:paragraph-properties>
      <style:text-properties style:font-name="Times New Roman" fo:font-size="12pt" fo:language="ru" fo:country="RU" style:font-size-asian="12pt"/>
    </style:style>
    <style:style style:name="P64" style:family="paragraph" style:parent-style-name="IEB_20_Objective_20_Bullet">
      <style:paragraph-properties fo:margin-left="1.588cm" fo:margin-right="0cm" fo:text-align="justify" style:justify-single-word="false" fo:text-indent="1.251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ar" style:country-asian="SA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size-asian="12pt" style:language-asian="ru" style:country-asian="RU" style:font-size-complex="12pt"/>
    </style:style>
    <style:style style:name="T12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ru" fo:country="RU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complex="Calibri1"/>
    </style:style>
    <style:style style:name="T16" style:family="text">
      <style:text-properties fo:color="#ff0000"/>
    </style:style>
    <style:style style:name="T17" style:family="text">
      <style:text-properties fo:color="#000000" fo:font-size="14pt" fo:letter-spacing="0.007cm" fo:font-weight="bold" style:font-size-asian="14pt" style:font-weight-asian="bold" style:font-size-complex="14pt" style:font-weight-complex="bold"/>
    </style:style>
    <style:style style:name="T18" style:family="text">
      <style:text-properties fo:color="#000000" fo:letter-spacing="0.007cm" fo:font-weight="bold" style:font-weight-asian="bold" style:font-weight-complex="bold"/>
    </style:style>
    <style:style style:name="T19" style:family="text">
      <style:text-properties fo:color="#000000" fo:letter-spacing="0.007cm"/>
    </style:style>
    <style:style style:name="T20" style:family="text">
      <style:text-properties fo:color="#000000" fo:letter-spacing="0.011cm" fo:font-weight="bold" style:font-weight-asian="bold" style:font-weight-complex="bold"/>
    </style:style>
    <style:style style:name="T21" style:family="text">
      <style:text-properties fo:color="#000000" fo:letter-spacing="0.011cm"/>
    </style:style>
    <style:style style:name="T22" style:family="text">
      <style:text-properties style:font-name-complex="Calibri1"/>
    </style:style>
    <style:style style:name="T23" style:family="text">
      <style:text-properties style:font-name-asian="Calibri1" style:language-asian="en" style:country-asian="US"/>
    </style:style>
    <style:style style:name="T24" style:family="text">
      <style:text-properties fo:color="#c00000"/>
    </style:style>
    <style:style style:name="T25" style:family="text">
      <style:text-properties style:font-size-complex="12pt"/>
    </style:style>
    <style:style style:name="T2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">АННОТАЦИЯ</text:span></text:p>
      <text:p text:style-name="P3"><text:span text:style-name="T1">РАБОЧЕЙ ПРОГРАММЫ ДИСЦИПЛИНЫ</text:span></text:p>
      <text:p text:style-name="P23"><text:span text:style-name="T5">ПРОЕКТИРОВАНИЕ ИНФОРМАЦИОННЫХ И ТЕЛЕКОММУНИКАЦИОННЫХ СИСТЕМ</text:span><text:bookmark text:name="_GoBack"/></text:p>
      <text:p text:style-name="P3"><text:span text:style-name="T7"><text:s/>(наименование дисциплины)</text:span></text:p>
      <text:p text:style-name="P24">Направление подготовки/специальность высшего образования:</text:p>
      <text:p text:style-name="P4"><text:span text:style-name="T8">___</text:span><text:span text:style-name="T3">230100 «Информатика и вычислительная <text:s text:c="2"/>техника</text:span><text:span text:style-name="T8"> </text:span></text:p>
      <text:p text:style-name="P25"><text:span text:style-name="T7">(код и наименование направления подготовки/специальности)</text:span></text:p>
      <text:p text:style-name="P24"/>
      <text:p text:style-name="P24"/>
      <text:p text:style-name="P26">Программа магистратуры:</text:p>
      <text:p text:style-name="P27"><text:span text:style-name="T3">Сети ЭВМ и телекоммуникации</text:span></text:p>
      <text:p text:style-name="P3"><text:span text:style-name="T7">(указать профиль подготовки/наименование магистерской программы/специализацию)</text:span></text:p>
      <text:p text:style-name="P5"/>
      <text:p text:style-name="P5">Квалификация: <text:s text:c="7"/><text:span text:style-name="T4">магистр</text:span></text:p>
      <text:p text:style-name="P13"/>
      <text:p text:style-name="P5"><text:span text:style-name="T8">1. Цели и задачи освоения дисциплины </text:span></text:p>
      <text:p text:style-name="P28"><text:span text:style-name="T1">Цель изучения дисциплины заключается: в выработке компетенций <text:s/>формулировать и решать задачи проектирования профессионально-ориентированных информационных и телекоммуникационных систем с использованием различных методов и решений.</text:span></text:p>
      <text:p text:style-name="P55"><text:span text:style-name="T1">Основными задачами изучения дисциплины являются:</text:span></text:p>
      <text:list xml:id="list5202998713504725151" text:style-name="WWNum3">
        <text:list-item>
          <text:p text:style-name="P60"><text:span text:style-name="T1">определение понятия, структуры и роли информационной системы для повышения эффективности управления в организациях;</text:span></text:p>
        </text:list-item>
        <text:list-item>
          <text:p text:style-name="P60"><text:span text:style-name="T1">изучение этапов жизненного цикла информационных систем;</text:span></text:p>
        </text:list-item>
        <text:list-item>
          <text:p text:style-name="P60"><text:soft-page-break/><text:span text:style-name="T1">изучение технологий создания и функционирования информационных систем;</text:span></text:p>
        </text:list-item>
        <text:list-item>
          <text:p text:style-name="P60"><text:span text:style-name="T1">изучение международных стандартов ISO/IEC 12207 Information Technology - Software Life Cycle Processes, <text:s/>SEI CMM - Capability Maturity Model (for Software), SWBOK - Software Engineering Body of Knowledge и др., регламентирующих процесс проектирования информационных и телекоммуникационных систем;</text:span></text:p>
        </text:list-item>
        <text:list-item>
          <text:p text:style-name="P60"><text:span text:style-name="T1">изучение современных инструментальных средств создания распределенных информационных систем;</text:span></text:p>
        </text:list-item>
        <text:list-item>
          <text:p text:style-name="P57"><text:span text:style-name="T2">совершенствование <text:s/>навыков использования современных CASE- средств</text:span></text:p>
        </text:list-item>
      </text:list>
      <text:p text:style-name="P30"/>
      <text:p text:style-name="P5"><text:span text:style-name="T8">2. Компетенции обучающегося, формируемые в результате освоения дисциплины </text:span></text:p>
      <text:p text:style-name="P31">Освоение программы настоящей дисциплины позволит сформировать у обучающегося следующие компетенции: </text:p>
      <text:list xml:id="list3214839306770819530" text:style-name="WWNum4">
        <text:list-item>
          <text:p text:style-name="P1"><text:span text:style-name="T10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6">Способность к самостоятельному обучению новым методам исследования, к изменению научного и научно-производственного профиля своей профессиональной деятельности (ОК-3);</text:p>
        </text:list-item>
        <text:list-item>
          <text:p text:style-name="P6">способность самостоятельно приобретать с помощью информационных технологий и использовать в практической деятельности новые знания и умения, в том числе в новых областях знаний, непосредственно не связанных со сферой деятельности (ОК-7)</text:p>
        </text:list-item>
        <text:list-item>
          <text:p text:style-name="P8">культура мышления, способность выстраивать логику рассуждений и высказываний, основанных на интерпретации данных, интегрированных из разных областей науки и техники, выносить суждения на основании неполных данных (ОПК-2);</text:p>
        </text:list-item>
        <text:list-item>
          <text:p text:style-name="P6">владение методами и средствами получения, хранения, переработки и трансляции информации посредством современных компьютерных технологий, в том числе, в глобальных компьютерных сетях (ОПК-5);</text:p>
        </text:list-item>
        <text:list-item>
          <text:p text:style-name="P8">способность анализировать профессиональную информацию, выделять в ней главное, структурировать, оформлять и представлять в виде аналитических обзоров с обоснованными выводами и рекомендациями (ОПК-6);</text:p>
        </text:list-item>
        <text:list-item>
          <text:p text:style-name="P6">знание методов научных исследований и владение навыками их проведения (ПК-2);</text:p>
        </text:list-item>
        <text:list-item>
          <text:p text:style-name="P6">знание методов оптимизации и умение применять их при решении задач профессиональной деятельности (ПК-3);</text:p>
        </text:list-item>
        <text:list-item>
          <text:p text:style-name="P6">владение существующими методами и алгоритмами решения задач распознавания и обработки данных (ПК-4);</text:p>
        </text:list-item>
        <text:list-item>
          <text:p text:style-name="P6">понимание существующих подходов к верификации моделей программного обеспечения (ПО) (ПК-6);</text:p>
        </text:list-item>
        <text:list-item>
          <text:p text:style-name="P6">применение перспективных методов исследования и решения профессиональных задач на основе знания мировых тенденций развития вычислительной техники и информационных технологий (ПК-7)</text:p>
        </text:list-item>
        <text:list-item>
          <text:p text:style-name="P6">способностью проектировать распределенные информационные системы, их компоненты и протоколы их взаимодействия (ПК-8).</text:p>
        </text:list-item>
      </text:list>
      <text:p text:style-name="P5"/>
      <text:p text:style-name="P5">В результате освоения программы обучающийся должен:</text:p>
      <text:p text:style-name="P56"><text:soft-page-break/>знать:<text:span text:style-name="T1"> </text:span></text:p>
      <text:list xml:id="list2912072116064548862" text:style-name="WWNum5">
        <text:list-item>
          <text:p text:style-name="P58">принципы и перспективные методы исследования и проектирования информационных и телекоммуникационных систем управления, организации и экономики;</text:p>
        </text:list-item>
        <text:list-item>
          <text:p text:style-name="P58">современные технологии разработки программных комплексов с использованием <text:span text:style-name="T14">CASE</text:span>-средств,</text:p>
        </text:list-item>
        <text:list-item>
          <text:p text:style-name="P58">структуру и содержание отечественных и международных стандартов программной инженерии;</text:p>
        </text:list-item>
        <text:list-item>
          <text:p text:style-name="P58">мировые тенденции развития вычислительной техники и информационных технологий, перспективы развития информационных и телекоммуникационных систем в предметной области, их взаимосвязь со смежными областями;</text:p>
        </text:list-item>
        <text:list-item>
          <text:p text:style-name="P7">основы управления и оценки качества разрабатываемых информационных и <text:s/>телекоммуникационных систем</text:p>
        </text:list-item>
      </text:list>
      <text:p text:style-name="P33">уметь:<text:span text:style-name="T1"> </text:span></text:p>
      <text:list xml:id="list8164194906673597352" text:style-name="WWNum6">
        <text:list-item>
          <text:p text:style-name="P34">формулировать и выбирать методы решения задач проектирования информационных и телекоммуникационных систем;</text:p>
        </text:list-item>
        <text:list-item>
          <text:p text:style-name="P34">формировать технические задания на основе принципов управления требованиями и других современных подходов программной инженерии; </text:p>
        </text:list-item>
        <text:list-item>
          <text:p text:style-name="P34">проводить тестирование на всех этапах жизненного цикла разработки информационных и телекоммуникационных систем</text:p>
        </text:list-item>
        <text:list-item>
          <text:p text:style-name="P9">разрабатывать модели с помощью CASE-средств на всех этапах проектирования;</text:p>
        </text:list-item>
        <text:list-item>
          <text:p text:style-name="P9">Организовывать работу и руководить коллективами разработчиков аппаратных и /или программных средств информационных автоматизированных систем;</text:p>
        </text:list-item>
      </text:list>
      <text:p text:style-name="P5"/>
      <text:p text:style-name="P5">владеть:</text:p>
      <text:list xml:id="list161005369602168" text:continue-numbering="true" text:style-name="WWNum6">
        <text:list-item>
          <text:p text:style-name="P61"><text:span text:style-name="T6">Навыками саморазвития, самообучения, методами извлечения новых знаний;</text:span></text:p>
        </text:list-item>
        <text:list-item>
          <text:p text:style-name="P53"><text:span text:style-name="T10">методами и средствами разработки и оформления технической документации, а также <text:s/>научно-технических отчётов, обзоров, публикаций по результатам выполненных исследований</text:span><text:span text:style-name="T11">.</text:span></text:p>
        </text:list-item>
      </text:list>
      <text:p text:style-name="P13"/>
      <text:p text:style-name="P16"><text:span text:style-name="T8">3. Основная структура дисциплины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table:number-rows-spanned="3" office:value-type="string">
            <text:p text:style-name="P3"><text:span text:style-name="T8">Вид учебной работы</text:span></text:p>
          </table:table-cell>
          <table:table-cell table:style-name="Таблица1.B1" table:number-columns-spanned="2" office:value-type="string">
            <text:p text:style-name="P3"><text:span text:style-name="T8">Количество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35"><text:span text:style-name="T8">Всего</text:span></text:p>
          </table:table-cell>
          <table:table-cell table:style-name="Таблица1.C2" office:value-type="string">
            <text:p text:style-name="P3"><text:span text:style-name="T8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3" office:value-type="string">
            <text:p text:style-name="P3"><text:span text:style-name="T8">№ 2</text:span></text:p>
          </table:table-cell>
        </table:table-row>
        <table:table-row table:style-name="Таблица1.4">
          <table:table-cell table:style-name="Таблица1.A1" office:value-type="string">
            <text:p text:style-name="P5">Общая трудоемкость дисциплины</text:p>
          </table:table-cell>
          <table:table-cell table:style-name="Таблица1.A1" office:value-type="string">
            <text:p text:style-name="P5">144</text:p>
          </table:table-cell>
          <table:table-cell table:style-name="Таблица1.C4" office:value-type="string">
            <text:p text:style-name="P5">144</text:p>
          </table:table-cell>
        </table:table-row>
        <table:table-row table:style-name="Таблица1.5">
          <table:table-cell table:style-name="Таблица1.A1" office:value-type="string">
            <text:p text:style-name="P5">Аудиторные занятия, в том числе:</text:p>
          </table:table-cell>
          <table:table-cell table:style-name="Таблица1.A1" office:value-type="string">
            <text:p text:style-name="P5">52</text:p>
          </table:table-cell>
          <table:table-cell table:style-name="Таблица1.C5" office:value-type="string">
            <text:p text:style-name="P5">52</text:p>
          </table:table-cell>
        </table:table-row>
        <table:table-row table:style-name="Таблица1.6">
          <table:table-cell table:style-name="Таблица1.A1" office:value-type="string">
            <text:p text:style-name="P36">лекции</text:p>
          </table:table-cell>
          <table:table-cell table:style-name="Таблица1.A1" office:value-type="string">
            <text:p text:style-name="P5">13</text:p>
          </table:table-cell>
          <table:table-cell table:style-name="Таблица1.C6" office:value-type="string">
            <text:p text:style-name="P5">13</text:p>
          </table:table-cell>
        </table:table-row>
        <table:table-row table:style-name="Таблица1.7">
          <table:table-cell table:style-name="Таблица1.A1" office:value-type="string">
            <text:p text:style-name="P36">лабораторные работы</text:p>
          </table:table-cell>
          <table:table-cell table:style-name="Таблица1.A1" office:value-type="string">
            <text:p text:style-name="P5">39</text:p>
          </table:table-cell>
          <table:table-cell table:style-name="Таблица1.C7" office:value-type="string">
            <text:p text:style-name="P5">39</text:p>
          </table:table-cell>
        </table:table-row>
        <table:table-row table:style-name="Таблица1.8">
          <table:table-cell table:style-name="Таблица1.A1" office:value-type="string">
            <text:p text:style-name="P36">практические занятия</text:p>
          </table:table-cell>
          <table:table-cell table:style-name="Таблица1.A1" office:value-type="string">
            <text:p text:style-name="P5"/>
          </table:table-cell>
          <table:table-cell table:style-name="Таблица1.C8" office:value-type="string">
            <text:p text:style-name="P5"/>
          </table:table-cell>
        </table:table-row>
        <table:table-row table:style-name="Таблица1.9">
          <table:table-cell table:style-name="Таблица1.A1" office:value-type="string">
            <text:p text:style-name="P5">Самостоятельная работа (в том числе курсовое проектирование, курсовая работа)</text:p>
          </table:table-cell>
          <table:table-cell table:style-name="Таблица1.A1" office:value-type="string">
            <text:p text:style-name="P5">56</text:p>
          </table:table-cell>
          <table:table-cell table:style-name="Таблица1.C9" office:value-type="string">
            <text:p text:style-name="P5">56</text:p>
          </table:table-cell>
        </table:table-row>
        <table:table-row table:style-name="Таблица1.10">
          <table:table-cell table:style-name="Таблица1.A1" office:value-type="string">
            <text:p text:style-name="P5">Вид промежуточной аттестации (итогового контроля по дисциплине)</text:p>
          </table:table-cell>
          <table:table-cell table:style-name="Таблица1.A1" office:value-type="string">
            <text:p text:style-name="P5">36</text:p>
          </table:table-cell>
          <table:table-cell table:style-name="Таблица1.A1" office:value-type="string">
            <text:p text:style-name="P5">36</text:p>
          </table:table-cell>
        </table:table-row>
      </table:table>
      <text:p text:style-name="P15"/>
      <text:p text:style-name="P10"><text:span text:style-name="T8">4. Содержание дисциплины</text:span></text:p>
      <text:p text:style-name="P10">4.1. Перечень разделов и тем дисциплины</text:p>
      <text:p text:style-name="P37"><text:span text:style-name="T8">РАЗДЕЛ 1. ВВЕДЕНИЕ В ПРОЕКТИРОВАНИЕ ИНФОРМАЦИОННЫХ И ТЕЛЕКОММУНИКАЦИОННЫХ СИСТЕМ</text:span></text:p>
      <text:p text:style-name="P38"><text:span text:style-name="T17"><text:s/></text:span><text:span text:style-name="T18">ТЕМА 1.1</text:span><text:span text:style-name="T9"> Основные понятия дисциплины</text:span><text:span text:style-name="T19"> </text:span></text:p>
      <text:p text:style-name="P62"><text:span text:style-name="T13">Понятие информационной системы, требования <text:s/>и проблемы создания ИС. Содержание основных этапов жизненного цикла. Методические основы технологий создания ИС. Программная инженерия </text:span></text:p>
      <text:p text:style-name="P63"/>
      <text:p text:style-name="P20"><text:span text:style-name="T20">ТЕМА 1.2 </text:span><text:span text:style-name="T8">Современные технологии и стандарты создания программного обеспечения</text:span></text:p>
      <text:p text:style-name="P29">Визуальное моделирование. Методы структурного анализа и проектирования <text:span text:style-name="T22">информационных и телекоммуникационных систем (</text:span><text:span text:style-name="T15">IDEF</text:span><text:span text:style-name="T22">0)</text:span>. Исполнимые бизнес-процессы, нотация BPMN. Методы объектно-ориентированного анализа и проектирования <text:span text:style-name="T22">информационных и телекоммуникационных систем</text:span>. Язык UML. Сравнительный анализ структурного и объектно-ориентированного подходов. Технология RUP и DATARUN.</text:p>
      <text:p text:style-name="P64"><text:span text:style-name="T13"><text:s/></text:span></text:p>
      <text:p text:style-name="P39"><text:span text:style-name="T8">ТЕМА 1. 3. Модели зрелости программной инженерии - СMMI</text:span></text:p>
      <text:p text:style-name="Standard">Содержание и применение. Структура и содержание модели зрелости. Пять уровней зрелости, характерные черты каждого уровня. Процессные области.</text:p>
      <text:p text:style-name="P37"><text:span text:style-name="T8">РАЗДЕЛ 2. РАБОЧИЕ ПРОЦЕССЫ</text:span> <text:span text:style-name="T8">ПРОЕКТИРОВАНИЯ ИНФОРМАЦИОННЫХ И ТЕЛЕКОММУНИКАЦИОННЫХ СИСТЕМ</text:span></text:p>
      <text:p text:style-name="Standard"><text:span text:style-name="T8">ТЕМА 2.1 <text:s/>Основные рабочие процессы проектирования ИТКС </text:span></text:p>
      <text:p text:style-name="P4"><text:span text:style-name="T23">Моделирование предметной области</text:span>.<text:span text:style-name="T23"> </text:span>Реинжиниринг бизнес-процессов. Разработка требований. <text:s/>Проектирование архитектуры, детальное проектирование. Конструирование. Тестирование.</text:p>
      <text:p text:style-name="Standard"><text:span text:style-name="T8">ТЕМА 2.2 <text:s/>Вспомогательные <text:s/>процессы проектирования <text:s/></text:span></text:p>
      <text:p text:style-name="P4">Вспомогательные процессы жизненного цикла: документирование, управление конфигурацией, обеспечение качества, верификация, аттестация, совместный анализ, решение проблем. Организационные процессы жизненного цикла: управление, создание инфраструктуры, усовершенствование, обучение. </text:p>
      <text:p text:style-name="P10"/>
      <text:p text:style-name="P10"/>
      <text:p text:style-name="P10"/>
      <text:p text:style-name="P10"><text:soft-page-break/>4.2. Перечень лабораторных работ</text:p>
      <text:p text:style-name="P10">Лабораторная работа 1 Изучение интерфейса системы RunaWFE</text:p>
      <text:p text:style-name="P10">Лабораторная работа 3. Изучение перспективы ресурсов в системе RunaWFE</text:p>
      <text:p text:style-name="P10">Лабораторная работа 4. Изучение перспективы данных в системе RunaWFE</text:p>
      <text:p text:style-name="P10">Лабораторная работа 5. <text:s/>Изучение перспективы операций в системе RunaWFE</text:p>
      <text:p text:style-name="P10">Лабораторная работа 6. Работа с MS Excel-ботом в системе RunaWFE</text:p>
      <text:p text:style-name="P10">Лабораторная работа 7 Формирование высокоуровневых требований</text:p>
      <text:p text:style-name="P10">Лабораторная работа 8 Разработка спецификации требований</text:p>
      <text:p text:style-name="P10"/>
      <text:p text:style-name="P10">4.3. Перечень практических (семинарских) <text:s/>занятий</text:p>
      <text:p text:style-name="P10">Не предусмотрены</text:p>
      <text:p text:style-name="P10">4.4. Перечень заданий по <text:s/>самостоятельной работе студентов (включая курсовой проект, курсовую работу)</text:p>
      <text:list xml:id="list3520739364650041467" text:style-name="WWNum8">
        <text:list-item>
          <text:p text:style-name="P11">подготовка к лабораторным работам;</text:p>
        </text:list-item>
      </text:list>
      <text:p text:style-name="P40">2. подготовка к экзамену;</text:p>
      <text:p text:style-name="P40">3. создание графических моделей процессов;</text:p>
      <text:p text:style-name="P40">4. проработка отдельных разделов теоретического курса;</text:p>
      <text:p text:style-name="P40">5. оформление отчетов по лабораторным работам; </text:p>
      <text:p text:style-name="P32">6. подготовка к сдаче и защите отчетов</text:p>
      <text:list xml:id="list8063341763899725541" text:style-name="WWNum1">
        <text:list-item>
          <text:p text:style-name="P41"><text:span text:style-name="T8">Образовательные технологии, применяемые для реализации программы. </text:span></text:p>
        </text:list-item>
      </text:list>
      <text:p text:style-name="P44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45"/>
      <text:p text:style-name="P46"><text:soft-page-break/>Таблица 2 - <text:s/>Применяемые образовательные технологии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21"><text:span text:style-name="T8">Технологии</text:span></text:p>
          </table:table-cell>
          <table:table-cell table:style-name="Таблица2.A1" office:value-type="string">
            <text:p text:style-name="P21"><text:span text:style-name="T8">Лекции</text:span></text:p>
          </table:table-cell>
          <table:table-cell table:style-name="Таблица2.A1" office:value-type="string">
            <text:p text:style-name="P21"><text:span text:style-name="T8">Лаб. раб.</text:span></text:p>
          </table:table-cell>
          <table:table-cell table:style-name="Таблица2.A1" office:value-type="string">
            <text:p text:style-name="P21"><text:span text:style-name="T8">СРС</text:span></text:p>
          </table:table-cell>
        </table:table-row>
        <table:table-row table:style-name="Таблица2.1">
          <table:table-cell table:style-name="Таблица2.A1" office:value-type="string">
            <text:p text:style-name="P21">Групповая дискуссия (применение слайд-материалов с последующей дискуссией по теме лекции 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1">
          <table:table-cell table:style-name="Таблица2.A1" office:value-type="string">
            <text:p text:style-name="P21">Проектный метод (работа организуется в виде проекта, задаются этапы и сроки разработки 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4</text:p>
          </table:table-cell>
        </table:table-row>
        <table:table-row table:style-name="Таблица2.1">
          <table:table-cell table:style-name="Таблица2.A1" office:value-type="string">
            <text:p text:style-name="P21">Компьютерная симуляция (разработка моделей реально существующих объектов)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4</text:p>
          </table:table-cell>
        </table:table-row>
        <table:table-row table:style-name="Таблица2.1">
          <table:table-cell table:style-name="Таблица2.A1" office:value-type="string">
            <text:p text:style-name="P21">Разбор конкретных ситуаций (привлечение собственного опыта для решения проблемы)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4</text:p>
          </table:table-cell>
        </table:table-row>
        <table:table-row table:style-name="Таблица2.1">
          <table:table-cell table:style-name="Таблица2.A1" office:value-type="string">
            <text:p text:style-name="P21">Работа в команде <text:s/>(групповая разработка моделей, распределение ролей)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4</text:p>
          </table:table-cell>
        </table:table-row>
        <table:table-row table:style-name="Таблица2.1">
          <table:table-cell table:style-name="Таблица2.A1" office:value-type="string">
            <text:p text:style-name="P21">Взаимная проверка результатов проектирования, верификация на основе критериев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4</text:p>
          </table:table-cell>
        </table:table-row>
      </table:table>
      <text:p text:style-name="P18"/>
      <text:p text:style-name="P18"/>
      <text:list xml:id="list161005553623492" text:continue-numbering="true" text:style-name="WWNum1">
        <text:list-item>
          <text:p text:style-name="P42"><text:span text:style-name="T8">Оценочные средства и технологии </text:span></text:p>
        </text:list-item>
      </text:list>
      <text:p text:style-name="P43"><text:span text:style-name="T1">1. </text:span>Промежуточное тестирование </text:p>
      <text:p text:style-name="P43">2. Демонстрация моделей и расчётов, выполненных в ходе лабораторных занятий.</text:p>
      <text:p text:style-name="P43">3. Экспресс-тестирование на лекции.</text:p>
      <text:p text:style-name="P43">4. Экзамен.</text:p>
      <text:p text:style-name="P19"/>
      <text:p text:style-name="P12"><text:span text:style-name="T8">7. Рекомендуемое информационное обеспечение дисциплины</text:span></text:p>
      <text:p text:style-name="P54"><text:bookmark-start text:name="_Toc432060228"/>7.1. Основная литература<text:bookmark-end text:name="_Toc432060228"/></text:p>
      <text:list xml:id="list3988184140315901635" text:style-name="WWNum10">
        <text:list-item>
          <text:p text:style-name="P59"><text:span text:style-name="T25">Гвоздева, Татьяна Вадимовна.<text:tab/>Проектирование информационных систем : учеб. пособие по специальности "Прикладная информатика" / Т. В. Гвоздева, Б. А. Баллод; науч. ред. Ф. Н. Ясинский. - Ростов н/Д : Феникс, 2008. - 508 с.: ил. - (Высшее образование). - ISBN 978-5-222-14075-8: 197.25 р.</text:span></text:p>
        </text:list-item>
        <text:list-item>
          <text:p text:style-name="P47">Коваленко Владимир Васильевич Проектирование информационных систем : учебное пособие по специальности 080801 "Прикладная информатика (по областям применения)" / В. В. Коваленко. - Москва : Форум, 2012. - 319 с. : a-ил. - (Высшее образование) </text:p>
        </text:list-item>
        <text:list-item>
          <text:p text:style-name="P59">Куликова Любовь Леонидовна Проектирование информационных систем : лабораторный практикум / Л. Л. Куликова. - Иркутск : ИрГТУ, 2013. - 144 с. : a-ил </text:p>
        </text:list-item>
      </text:list>
      <text:p text:style-name="P2"><text:soft-page-break/>7.2. Дополнительная литература</text:p>
      <text:list xml:id="list161007377640033" text:continue-numbering="true" text:style-name="WWNum10">
        <text:list-item>
          <text:p text:style-name="P48">Хетагуров Ярослав Афанасьевич . Проектирование автоматизированных систем обработки информации и управления (АСОИУ) : учеб. для вузов по специальности "Автоматизир.система обраб. информации и упр." ... / Я. А. Хетагуров. - М. : Высш. шк.,2006. - 222 с. : </text:p>
        </text:list-item>
        <text:list-item>
          <text:p text:style-name="P49">Соловьев Игорь Владимирович Проектирование информационных систем. Фундаментальный курс : учебное пособие для студентов высш. учеб. заведений, обучающихся по направлению подготовки 230200 - "Информационные системы" / И. В. Соловьев, А. А. Майоров. - Москва : Академический Проект, 2009. - 397,[1] с. : a-ил. –</text:p>
        </text:list-item>
      </text:list>
      <text:p text:style-name="P5">7.3. Электронные образовательные ресурсы </text:p>
      <text:p text:style-name="P51">Сетевой диск кафедры ВТ </text:p>
      <text:list xml:id="list161006391218653" text:continue-numbering="true" text:style-name="WWNum10">
        <text:list-item>
          <text:p text:style-name="P50"/>
        </text:list-item>
      </text:list>
      <text:p text:style-name="P5">7.4. Ресурсы сети Интернет</text:p>
      <text:p text:style-name="Standard"><text:a xlink:type="simple" xlink:href="http://www.intuit.ru" text:style-name="Internet_20_link" text:visited-style-name="Visited_20_Internet_20_Link">http://www.intuit.ru</text:a> </text:p>
      <text:p text:style-name="Standard"><text:a xlink:type="simple" xlink:href="http://www.osp.ru/" text:style-name="Internet_20_link" text:visited-style-name="Visited_20_Internet_20_Link">http://www.osp.ru/</text:a></text:p>
      <text:p text:style-name="Standard">http://www.informika.ru/ </text:p>
      <text:p text:style-name="Standard"><text:span text:style-name="T14">http</text:span>//:<text:span text:style-name="T14">www</text:span>.<text:span text:style-name="T14">cfin</text:span>.<text:span text:style-name="T14">ru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15%" fo:orphans="2" fo:widows="2"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Маркированный_20_список1" style:display-name="Маркированный список1" style:family="paragraph" style:parent-style-name="Standard" style:default-outline-level="">
      <style:paragraph-properties fo:orphans="2" fo:widows="2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6:00</meta:creation-date>
    <dc:date>2016-08-28T14:56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7" meta:paragraph-count="152" meta:word-count="1234" meta:character-count="10316" meta:non-whitespace-character-count="921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